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81pt" style:use-optimal-column-width="false"/>
    </style:style>
    <style:style style:name="ACOL-13" style:family="table-column">
      <style:table-column-properties style:column-width="96.75pt" style:use-optimal-column-width="true"/>
    </style:style>
    <style:style style:name="ACOL-14" style:family="table-column">
      <style:table-column-properties style:column-width="102.8pt" style:use-optimal-column-width="true"/>
    </style:style>
    <style:style style:name="ACOL-15" style:family="table-column">
      <style:table-column-properties style:column-width="47.99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  <style:style style:name="AROW-4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0"/>
        <table:table-column table:default-cell-style-name="ACE-3" table:style-name="ACOL-12"/>
        <table:table-column table:default-cell-style-name="ACE-3" table:style-name="ACOL-0" table:number-columns-repeated="3"/>
        <table:table-column table:default-cell-style-name="ACE-3" table:style-name="ACOL-13"/>
        <table:table-column table:default-cell-style-name="ACE-3" table:style-name="ACOL-14"/>
        <table:table-column table:default-cell-style-name="ACE-3" table:style-name="ACOL-0" table:number-columns-repeated="6"/>
        <table:table-column table:default-cell-style-name="ACE-3" table:style-name="ACOL-15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7</text:p>
          </table:table-cell>
          <table:table-cell table:style-name="ACE-3" office:value-type="float" office:value="78.073999999999998">
            <text:p>78.07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9870">
            <text:p>987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osse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SalvigsenMangerud1991</text:p>
          </table:table-cell>
          <table:table-cell table:number-columns-repeated="8" table:style-name="ACE-3"/>
          <table:table-cell table:number-columns-repeated="2" table:style-name="ACE-6"/>
          <table:table-cell table:style-name="ACE-5" table:formula="of:=(EXP([.W2]/-8033))*0.97499999999999998^2/(1+[.Y2]/1000)^2" office:value-type="float" office:value="0.95062499999999994">
            <text:p>0.9506</text:p>
          </table:table-cell>
          <table:table-cell table:style-name="ACE-8" table:formula="of:=ROUND(-8033*LN([.AA2]);0)" office:value-type="float" office:value="407">
            <text:p>407</text:p>
          </table:table-cell>
          <table:table-cell table:style-name="ACE-8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8</text:p>
          </table:table-cell>
          <table:table-cell table:style-name="ACE-3" office:value-type="float" office:value="78.073999999999998">
            <text:p>78.07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.5">
            <text:p>36.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39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6450">
            <text:p>64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41</text:p>
          </table:table-cell>
          <table:table-cell table:style-name="ACE-3" office:value-type="float" office:value="78.055000000000007">
            <text:p>78.055</text:p>
          </table:table-cell>
          <table:table-cell table:style-name="ACE-3" office:value-type="float" office:value="18.558">
            <text:p>18.558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942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4690">
            <text:p>469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5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5770">
            <text:p>57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6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7250">
            <text:p>72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on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7</text:p>
          </table:table-cell>
          <table:table-cell table:style-name="ACE-3" office:value-type="float" office:value="78.055000000000007">
            <text:p>78.055</text:p>
          </table:table-cell>
          <table:table-cell table:style-name="ACE-3" office:value-type="float" office:value="18.558">
            <text:p>18.558</text:p>
          </table:table-cell>
          <table:table-cell table:style-name="ACE-3" office:value-type="float" office:value="1240">
            <text:p>12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Bon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Agard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128</text:p>
          </table:table-cell>
          <table:table-cell table:style-name="ACE-3" office:value-type="float" office:value="78.037000000000006">
            <text:p>78.037</text:p>
          </table:table-cell>
          <table:table-cell table:style-name="ACE-3" office:value-type="float" office:value="18.759">
            <text:p>18.759</text:p>
          </table:table-cell>
          <table:table-cell table:style-name="ACE-3" office:value-type="float" office:value="5430">
            <text:p>54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Mangerud199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l5709-15478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225">
            <text:p>1022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l571O-15166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6</text:p>
          </table:table-cell>
          <table:table-cell table:style-name="ACE-3" office:value-type="float" office:value="79.477000000000004">
            <text:p>79.477</text:p>
          </table:table-cell>
          <table:table-cell table:style-name="ACE-3" office:value-type="float" office:value="13.43">
            <text:p>13.43</text:p>
          </table:table-cell>
          <table:table-cell table:style-name="ACE-3" office:value-type="float" office:value="10475">
            <text:p>104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7</text:p>
          </table:table-cell>
          <table:table-cell table:style-name="ACE-3" office:value-type="float" office:value="79.483000000000004">
            <text:p>79.483</text:p>
          </table:table-cell>
          <table:table-cell table:style-name="ACE-3" office:value-type="float" office:value="13.426">
            <text:p>13.426</text:p>
          </table:table-cell>
          <table:table-cell table:style-name="ACE-3" office:value-type="float" office:value="9500">
            <text:p>9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28</text:p>
          </table:table-cell>
          <table:table-cell table:style-name="ACE-3" office:value-type="float" office:value="79.438000000000002">
            <text:p>79.438</text:p>
          </table:table-cell>
          <table:table-cell table:style-name="ACE-3" office:value-type="float" office:value="13.375999999999999">
            <text:p>13.376</text:p>
          </table:table-cell>
          <table:table-cell table:style-name="ACE-3" office:value-type="float" office:value="1195">
            <text:p>119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Larix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3">
            <text:p>−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232</text:p>
          </table:table-cell>
          <table:table-cell table:style-name="ACE-3" office:value-type="float" office:value="79.432000000000002">
            <text:p>79.432</text:p>
          </table:table-cell>
          <table:table-cell table:style-name="ACE-3" office:value-type="float" office:value="13.701000000000001">
            <text:p>13.701</text:p>
          </table:table-cell>
          <table:table-cell table:style-name="ACE-3" office:value-type="float" office:value="9935">
            <text:p>9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.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67</text:p>
          </table:table-cell>
          <table:table-cell table:style-name="ACE-3" office:value-type="float" office:value="79.471999999999994">
            <text:p>79.472</text:p>
          </table:table-cell>
          <table:table-cell table:style-name="ACE-3" office:value-type="float" office:value="13.395">
            <text:p>13.395</text:p>
          </table:table-cell>
          <table:table-cell table:style-name="ACE-3" office:value-type="float" office:value="1005">
            <text:p>10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69</text:p>
          </table:table-cell>
          <table:table-cell table:style-name="ACE-3" office:value-type="float" office:value="79.430000000000007">
            <text:p>79.43</text:p>
          </table:table-cell>
          <table:table-cell table:style-name="ACE-3" office:value-type="float" office:value="13.734">
            <text:p>13.734</text:p>
          </table:table-cell>
          <table:table-cell table:style-name="ACE-3" office:value-type="float" office:value="7060">
            <text:p>7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2370</text:p>
          </table:table-cell>
          <table:table-cell table:style-name="ACE-3" office:value-type="float" office:value="79.519999999999996">
            <text:p>79.52</text:p>
          </table:table-cell>
          <table:table-cell table:style-name="ACE-3" office:value-type="float" office:value="13.207000000000001">
            <text:p>13.207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.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837</text:p>
          </table:table-cell>
          <table:table-cell table:style-name="ACE-3" office:value-type="float" office:value="79.469999999999999">
            <text:p>79.47</text:p>
          </table:table-cell>
          <table:table-cell table:style-name="ACE-3" office:value-type="float" office:value="13.406000000000001">
            <text:p>13.406</text:p>
          </table:table-cell>
          <table:table-cell table:style-name="ACE-3" office:value-type="float" office:value="10050">
            <text:p>100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 rib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.5">
            <text:p>21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ockfjord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918</text:p>
          </table:table-cell>
          <table:table-cell table:style-name="ACE-3" office:value-type="float" office:value="79.424000000000007">
            <text:p>79.424</text:p>
          </table:table-cell>
          <table:table-cell table:style-name="ACE-3" office:value-type="float" office:value="13.372">
            <text:p>13.372</text:p>
          </table:table-cell>
          <table:table-cell table:style-name="ACE-3" office:value-type="float" office:value="10490">
            <text:p>10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M. truncata/H.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Hogvard2006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0968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3400">
            <text:p>1340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DIC-3122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1060">
            <text:p>110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0730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045">
            <text:p>100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0731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1320">
            <text:p>11320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8590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390">
            <text:p>10390</text:p>
          </table:table-cell>
          <table:table-cell table:style-name="ACE-3" office:value-type="float" office:value="315">
            <text:p>315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1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315">
            <text:p>31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2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9805">
            <text:p>9805</text:p>
          </table:table-cell>
          <table:table-cell table:style-name="ACE-3" office:value-type="float" office:value="280">
            <text:p>2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3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240">
            <text:p>10240</text:p>
          </table:table-cell>
          <table:table-cell table:style-name="ACE-3" office:value-type="float" office:value="370">
            <text:p>3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894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0400">
            <text:p>104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Marine fossil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9908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340">
            <text:p>3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Broggerhalv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I-13793</text:p>
          </table:table-cell>
          <table:table-cell table:style-name="ACE-3" office:value-type="float" office:value="78.956900000000005">
            <text:p>78.9569</text:p>
          </table:table-cell>
          <table:table-cell table:style-name="ACE-3" office:value-type="float" office:value="11.4367">
            <text:p>11.4367</text:p>
          </table:table-cell>
          <table:table-cell table:style-name="ACE-3" office:value-type="float" office:value="12240">
            <text:p>1224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ormanEtal1987,FormanEtal2004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Diskobukta-1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1500">
            <text:p>11500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5.099999999999994">
            <text:p>85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3</text:p>
          </table:table-cell>
          <table:table-cell table:style-name="ACE-3" office:value-type="float" office:value="78.01679">
            <text:p>78.01679</text:p>
          </table:table-cell>
          <table:table-cell table:style-name="ACE-3" office:value-type="float" office:value="21.651589999999999">
            <text:p>21.65159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4</text:p>
          </table:table-cell>
          <table:table-cell table:style-name="ACE-3" office:value-type="float" office:value="77.996179999999995">
            <text:p>77.99618</text:p>
          </table:table-cell>
          <table:table-cell table:style-name="ACE-3" office:value-type="float" office:value="21.60877">
            <text:p>21.60877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600000000000001">
            <text:p>41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045</text:p>
          </table:table-cell>
          <table:table-cell table:style-name="ACE-3" office:value-type="float" office:value="78.019379999999998">
            <text:p>78.01938</text:p>
          </table:table-cell>
          <table:table-cell table:style-name="ACE-3" office:value-type="float" office:value="21.64611">
            <text:p>21.64611</text:p>
          </table:table-cell>
          <table:table-cell table:style-name="ACE-3" office:value-type="float" office:value="9775">
            <text:p>977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4</text:p>
          </table:table-cell>
          <table:table-cell table:style-name="ACE-3" office:value-type="float" office:value="77.998850000000004">
            <text:p>77.99885</text:p>
          </table:table-cell>
          <table:table-cell table:style-name="ACE-3" office:value-type="float" office:value="21.607579999999999">
            <text:p>21.60758</text:p>
          </table:table-cell>
          <table:table-cell table:style-name="ACE-3" office:value-type="float" office:value="9345">
            <text:p>934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7.299999999999997">
            <text:p>47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5</text:p>
          </table:table-cell>
          <table:table-cell table:style-name="ACE-3" office:value-type="float" office:value="77.956549999999993">
            <text:p>77.95655</text:p>
          </table:table-cell>
          <table:table-cell table:style-name="ACE-3" office:value-type="float" office:value="21.514209999999999">
            <text:p>21.51421</text:p>
          </table:table-cell>
          <table:table-cell table:style-name="ACE-3" office:value-type="float" office:value="1270">
            <text:p>127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6</text:p>
          </table:table-cell>
          <table:table-cell table:style-name="ACE-3" office:value-type="float" office:value="77.958500000000001">
            <text:p>77.9585</text:p>
          </table:table-cell>
          <table:table-cell table:style-name="ACE-3" office:value-type="float" office:value="21.52196">
            <text:p>21.52196</text:p>
          </table:table-cell>
          <table:table-cell table:style-name="ACE-3" office:value-type="float" office:value="1715">
            <text:p>171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7</text:p>
          </table:table-cell>
          <table:table-cell table:style-name="ACE-3" office:value-type="float" office:value="77.982309999999998">
            <text:p>77.98231</text:p>
          </table:table-cell>
          <table:table-cell table:style-name="ACE-3" office:value-type="float" office:value="21.636510000000001">
            <text:p>21.63651</text:p>
          </table:table-cell>
          <table:table-cell table:style-name="ACE-3" office:value-type="float" office:value="6020">
            <text:p>60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.5">
            <text:p>2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8</text:p>
          </table:table-cell>
          <table:table-cell table:style-name="ACE-3" office:value-type="float" office:value="77.99342">
            <text:p>77.99342</text:p>
          </table:table-cell>
          <table:table-cell table:style-name="ACE-3" office:value-type="float" office:value="21.60567">
            <text:p>21.60567</text:p>
          </table:table-cell>
          <table:table-cell table:style-name="ACE-3" office:value-type="float" office:value="7550">
            <text:p>755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.200000000000003">
            <text:p>35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9</text:p>
          </table:table-cell>
          <table:table-cell table:style-name="ACE-3" office:value-type="float" office:value="77.983289999999997">
            <text:p>77.98329</text:p>
          </table:table-cell>
          <table:table-cell table:style-name="ACE-3" office:value-type="float" office:value="21.6404">
            <text:p>21.6404</text:p>
          </table:table-cell>
          <table:table-cell table:style-name="ACE-3" office:value-type="float" office:value="5930">
            <text:p>593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0</text:p>
          </table:table-cell>
          <table:table-cell table:style-name="ACE-3" office:value-type="float" office:value="77.985320000000002">
            <text:p>77.98532</text:p>
          </table:table-cell>
          <table:table-cell table:style-name="ACE-3" office:value-type="float" office:value="21.69999">
            <text:p>21.69999</text:p>
          </table:table-cell>
          <table:table-cell table:style-name="ACE-3" office:value-type="float" office:value="6770">
            <text:p>67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.699999999999999">
            <text:p>31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1</text:p>
          </table:table-cell>
          <table:table-cell table:style-name="ACE-3" office:value-type="float" office:value="77.966639999999998">
            <text:p>77.96664</text:p>
          </table:table-cell>
          <table:table-cell table:style-name="ACE-3" office:value-type="float" office:value="21.570070000000001">
            <text:p>21.57007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42</text:p>
          </table:table-cell>
          <table:table-cell table:style-name="ACE-3" office:value-type="float" office:value="77.96848">
            <text:p>77.96848</text:p>
          </table:table-cell>
          <table:table-cell table:style-name="ACE-3" office:value-type="float" office:value="21.5261">
            <text:p>21.5261</text:p>
          </table:table-cell>
          <table:table-cell table:style-name="ACE-3" office:value-type="float" office:value="3730">
            <text:p>37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5</text:p>
          </table:table-cell>
          <table:table-cell table:style-name="ACE-3" office:value-type="float" office:value="77.984179999999995">
            <text:p>77.98418</text:p>
          </table:table-cell>
          <table:table-cell table:style-name="ACE-3" office:value-type="float" office:value="21.735050000000001">
            <text:p>21.73505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299999999999997">
            <text:p>34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7</text:p>
          </table:table-cell>
          <table:table-cell table:style-name="ACE-3" office:value-type="float" office:value="77.984020000000001">
            <text:p>77.98402</text:p>
          </table:table-cell>
          <table:table-cell table:style-name="ACE-3" office:value-type="float" office:value="21.726479999999999">
            <text:p>21.72648</text:p>
          </table:table-cell>
          <table:table-cell table:style-name="ACE-3" office:value-type="float" office:value="7255">
            <text:p>725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799999999999997">
            <text:p>3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9</text:p>
          </table:table-cell>
          <table:table-cell table:style-name="ACE-3" office:value-type="float" office:value="77.990579999999994">
            <text:p>77.99058</text:p>
          </table:table-cell>
          <table:table-cell table:style-name="ACE-3" office:value-type="float" office:value="21.788460000000001">
            <text:p>21.78846</text:p>
          </table:table-cell>
          <table:table-cell table:style-name="ACE-3" office:value-type="float" office:value="9195">
            <text:p>919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20</text:p>
          </table:table-cell>
          <table:table-cell table:style-name="ACE-3" office:value-type="float" office:value="77.983599999999996">
            <text:p>77.9836</text:p>
          </table:table-cell>
          <table:table-cell table:style-name="ACE-3" office:value-type="float" office:value="21.751819999999999">
            <text:p>21.75182</text:p>
          </table:table-cell>
          <table:table-cell table:style-name="ACE-3" office:value-type="float" office:value="6275">
            <text:p>627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6.800000000000001">
            <text:p>26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22</text:p>
          </table:table-cell>
          <table:table-cell table:style-name="ACE-3" office:value-type="float" office:value="77.984020000000001">
            <text:p>77.98402</text:p>
          </table:table-cell>
          <table:table-cell table:style-name="ACE-3" office:value-type="float" office:value="21.726479999999999">
            <text:p>21.72648</text:p>
          </table:table-cell>
          <table:table-cell table:style-name="ACE-3" office:value-type="float" office:value="7615">
            <text:p>761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799999999999997">
            <text:p>3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338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0455">
            <text:p>104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shc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7.599999999999994">
            <text:p>7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Diskobukt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27</text:p>
          </table:table-cell>
          <table:table-cell table:style-name="ACE-3" office:value-type="float" office:value="78.021330000000006">
            <text:p>78.02133</text:p>
          </table:table-cell>
          <table:table-cell table:style-name="ACE-3" office:value-type="float" office:value="21.653919999999999">
            <text:p>21.65392</text:p>
          </table:table-cell>
          <table:table-cell table:style-name="ACE-3" office:value-type="float" office:value="10005">
            <text:p>1000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7.599999999999994">
            <text:p>7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Humla-1</text:p>
          </table:table-cell>
          <table:table-cell table:style-name="ACE-3" office:value-type="float" office:value="78.183899999999994">
            <text:p>78.1839</text:p>
          </table:table-cell>
          <table:table-cell table:style-name="ACE-3" office:value-type="float" office:value="23.011800000000001">
            <text:p>23.0118</text:p>
          </table:table-cell>
          <table:table-cell table:style-name="ACE-3" office:value-type="float" office:value="11000">
            <text:p>11000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Correlation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6.599999999999994">
            <text:p>8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133</text:p>
          </table:table-cell>
          <table:table-cell table:style-name="ACE-3" office:value-type="float" office:value="78.191010000000006">
            <text:p>78.19101</text:p>
          </table:table-cell>
          <table:table-cell table:style-name="ACE-3" office:value-type="float" office:value="23.005050000000001">
            <text:p>23.00505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.799999999999997">
            <text:p>7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3</text:p>
          </table:table-cell>
          <table:table-cell table:style-name="ACE-3" office:value-type="float" office:value="78.195480000000003">
            <text:p>78.19548</text:p>
          </table:table-cell>
          <table:table-cell table:style-name="ACE-3" office:value-type="float" office:value="23.003550000000001">
            <text:p>23.00355</text:p>
          </table:table-cell>
          <table:table-cell table:style-name="ACE-3" office:value-type="float" office:value="9565">
            <text:p>956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4</text:p>
          </table:table-cell>
          <table:table-cell table:style-name="ACE-3" office:value-type="float" office:value="78.201369999999997">
            <text:p>78.20137</text:p>
          </table:table-cell>
          <table:table-cell table:style-name="ACE-3" office:value-type="float" office:value="22.975239999999999">
            <text:p>22.97524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806</text:p>
          </table:table-cell>
          <table:table-cell table:style-name="ACE-3" office:value-type="float" office:value="78.224850000000004">
            <text:p>78.22485</text:p>
          </table:table-cell>
          <table:table-cell table:style-name="ACE-3" office:value-type="float" office:value="22.984909999999999">
            <text:p>22.98491</text:p>
          </table:table-cell>
          <table:table-cell table:style-name="ACE-3" office:value-type="float" office:value="1045">
            <text:p>104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7</text:p>
          </table:table-cell>
          <table:table-cell table:style-name="ACE-3" office:value-type="float" office:value="78.192310000000006">
            <text:p>78.19231</text:p>
          </table:table-cell>
          <table:table-cell table:style-name="ACE-3" office:value-type="float" office:value="22.96951">
            <text:p>22.96951</text:p>
          </table:table-cell>
          <table:table-cell table:style-name="ACE-3" office:value-type="float" office:value="9750">
            <text:p>97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1.099999999999994">
            <text:p>71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8</text:p>
          </table:table-cell>
          <table:table-cell table:style-name="ACE-3" office:value-type="float" office:value="78.200469999999996">
            <text:p>78.20047</text:p>
          </table:table-cell>
          <table:table-cell table:style-name="ACE-3" office:value-type="float" office:value="22.975539999999999">
            <text:p>22.97554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79</text:p>
          </table:table-cell>
          <table:table-cell table:style-name="ACE-3" office:value-type="float" office:value="78.212580000000003">
            <text:p>78.21258</text:p>
          </table:table-cell>
          <table:table-cell table:style-name="ACE-3" office:value-type="float" office:value="23.006620000000002">
            <text:p>23.00662</text:p>
          </table:table-cell>
          <table:table-cell table:style-name="ACE-3" office:value-type="float" office:value="7110">
            <text:p>7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.700000000000003">
            <text:p>32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0</text:p>
          </table:table-cell>
          <table:table-cell table:style-name="ACE-3" office:value-type="float" office:value="78.224789999999999">
            <text:p>78.22479</text:p>
          </table:table-cell>
          <table:table-cell table:style-name="ACE-3" office:value-type="float" office:value="22.980540000000001">
            <text:p>22.98054</text:p>
          </table:table-cell>
          <table:table-cell table:style-name="ACE-3" office:value-type="float" office:value="2565">
            <text:p>256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1</text:p>
          </table:table-cell>
          <table:table-cell table:style-name="ACE-3" office:value-type="float" office:value="78.194580000000002">
            <text:p>78.19458</text:p>
          </table:table-cell>
          <table:table-cell table:style-name="ACE-3" office:value-type="float" office:value="23.00385">
            <text:p>23.00385</text:p>
          </table:table-cell>
          <table:table-cell table:style-name="ACE-3" office:value-type="float" office:value="9385">
            <text:p>938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200000000000003">
            <text:p>67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2</text:p>
          </table:table-cell>
          <table:table-cell table:style-name="ACE-3" office:value-type="float" office:value="78.191010000000006">
            <text:p>78.19101</text:p>
          </table:table-cell>
          <table:table-cell table:style-name="ACE-3" office:value-type="float" office:value="23.005050000000001">
            <text:p>23.00505</text:p>
          </table:table-cell>
          <table:table-cell table:style-name="ACE-3" office:value-type="float" office:value="9485">
            <text:p>948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.799999999999997">
            <text:p>7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3</text:p>
          </table:table-cell>
          <table:table-cell table:style-name="ACE-3" office:value-type="float" office:value="78.215019999999996">
            <text:p>78.21502</text:p>
          </table:table-cell>
          <table:table-cell table:style-name="ACE-3" office:value-type="float" office:value="22.988219999999998">
            <text:p>22.98822</text:p>
          </table:table-cell>
          <table:table-cell table:style-name="ACE-3" office:value-type="float" office:value="6275">
            <text:p>627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9.100000000000001">
            <text:p>29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4</text:p>
          </table:table-cell>
          <table:table-cell table:style-name="ACE-3" office:value-type="float" office:value="78.20608">
            <text:p>78.20608</text:p>
          </table:table-cell>
          <table:table-cell table:style-name="ACE-3" office:value-type="float" office:value="22.991219999999998">
            <text:p>22.99122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4.700000000000003">
            <text:p>44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5</text:p>
          </table:table-cell>
          <table:table-cell table:style-name="ACE-3" office:value-type="float" office:value="78.223839999999996">
            <text:p>78.22384</text:p>
          </table:table-cell>
          <table:table-cell table:style-name="ACE-3" office:value-type="float" office:value="22.976459999999999">
            <text:p>22.97646</text:p>
          </table:table-cell>
          <table:table-cell table:style-name="ACE-3" office:value-type="float" office:value="3105">
            <text:p>310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.4000000000000004">
            <text:p>8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6</text:p>
          </table:table-cell>
          <table:table-cell table:style-name="ACE-3" office:value-type="float" office:value="78.222049999999996">
            <text:p>78.22205</text:p>
          </table:table-cell>
          <table:table-cell table:style-name="ACE-3" office:value-type="float" office:value="22.977060000000002">
            <text:p>22.97706</text:p>
          </table:table-cell>
          <table:table-cell table:style-name="ACE-3" office:value-type="float" office:value="4460">
            <text:p>4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4">
            <text:p>14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7</text:p>
          </table:table-cell>
          <table:table-cell table:style-name="ACE-3" office:value-type="float" office:value="78.222880000000004">
            <text:p>78.22288</text:p>
          </table:table-cell>
          <table:table-cell table:style-name="ACE-3" office:value-type="float" office:value="22.972380000000001">
            <text:p>22.97238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8</text:p>
          </table:table-cell>
          <table:table-cell table:style-name="ACE-3" office:value-type="float" office:value="78.195480000000003">
            <text:p>78.19548</text:p>
          </table:table-cell>
          <table:table-cell table:style-name="ACE-3" office:value-type="float" office:value="23.003550000000001">
            <text:p>23.00355</text:p>
          </table:table-cell>
          <table:table-cell table:style-name="ACE-3" office:value-type="float" office:value="9240">
            <text:p>924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89</text:p>
          </table:table-cell>
          <table:table-cell table:style-name="ACE-3" office:value-type="float" office:value="78.197019999999995">
            <text:p>78.19702</text:p>
          </table:table-cell>
          <table:table-cell table:style-name="ACE-3" office:value-type="float" office:value="22.985479999999999">
            <text:p>22.9854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.799999999999997">
            <text:p>58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0</text:p>
          </table:table-cell>
          <table:table-cell table:style-name="ACE-3" office:value-type="float" office:value="78.220200000000006">
            <text:p>78.2202</text:p>
          </table:table-cell>
          <table:table-cell table:style-name="ACE-3" office:value-type="float" office:value="22.973289999999999">
            <text:p>22.97329</text:p>
          </table:table-cell>
          <table:table-cell table:style-name="ACE-3" office:value-type="float" office:value="6180">
            <text:p>61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399999999999999">
            <text:p>27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1</text:p>
          </table:table-cell>
          <table:table-cell table:style-name="ACE-3" office:value-type="float" office:value="78.224019999999996">
            <text:p>78.22402</text:p>
          </table:table-cell>
          <table:table-cell table:style-name="ACE-3" office:value-type="float" office:value="22.98959">
            <text:p>22.98959</text:p>
          </table:table-cell>
          <table:table-cell table:style-name="ACE-3" office:value-type="float" office:value="580">
            <text:p>5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2</text:p>
          </table:table-cell>
          <table:table-cell table:style-name="ACE-3" office:value-type="float" office:value="78.214429999999993">
            <text:p>78.21443</text:p>
          </table:table-cell>
          <table:table-cell table:style-name="ACE-3" office:value-type="float" office:value="23.010400000000001">
            <text:p>23.0104</text:p>
          </table:table-cell>
          <table:table-cell table:style-name="ACE-3" office:value-type="float" office:value="5830">
            <text:p>583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.100000000000001">
            <text:p>25.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3</text:p>
          </table:table-cell>
          <table:table-cell table:style-name="ACE-3" office:value-type="float" office:value="78.220320000000001">
            <text:p>78.22032</text:p>
          </table:table-cell>
          <table:table-cell table:style-name="ACE-3" office:value-type="float" office:value="22.982040000000001">
            <text:p>22.98204</text:p>
          </table:table-cell>
          <table:table-cell table:style-name="ACE-3" office:value-type="float" office:value="5130">
            <text:p>513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.600000000000001">
            <text:p>20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4</text:p>
          </table:table-cell>
          <table:table-cell table:style-name="ACE-3" office:value-type="float" office:value="78.210089999999994">
            <text:p>78.21009</text:p>
          </table:table-cell>
          <table:table-cell table:style-name="ACE-3" office:value-type="float" office:value="23.02064">
            <text:p>23.02064</text:p>
          </table:table-cell>
          <table:table-cell table:style-name="ACE-3" office:value-type="float" office:value="7850">
            <text:p>7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5</text:p>
          </table:table-cell>
          <table:table-cell table:style-name="ACE-3" office:value-type="float" office:value="78.203159999999997">
            <text:p>78.20316</text:p>
          </table:table-cell>
          <table:table-cell table:style-name="ACE-3" office:value-type="float" office:value="22.974640000000001">
            <text:p>22.97464</text:p>
          </table:table-cell>
          <table:table-cell table:style-name="ACE-3" office:value-type="float" office:value="8725">
            <text:p>872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8.600000000000001">
            <text:p>48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6</text:p>
          </table:table-cell>
          <table:table-cell table:style-name="ACE-3" office:value-type="float" office:value="78.201369999999997">
            <text:p>78.20137</text:p>
          </table:table-cell>
          <table:table-cell table:style-name="ACE-3" office:value-type="float" office:value="22.975239999999999">
            <text:p>22.97524</text:p>
          </table:table-cell>
          <table:table-cell table:style-name="ACE-3" office:value-type="float" office:value="8720">
            <text:p>872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7</text:p>
          </table:table-cell>
          <table:table-cell table:style-name="ACE-3" office:value-type="float" office:value="78.224850000000004">
            <text:p>78.22485</text:p>
          </table:table-cell>
          <table:table-cell table:style-name="ACE-3" office:value-type="float" office:value="22.984909999999999">
            <text:p>22.98491</text:p>
          </table:table-cell>
          <table:table-cell table:style-name="ACE-3" office:value-type="float" office:value="1725">
            <text:p>172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898</text:p>
          </table:table-cell>
          <table:table-cell table:style-name="ACE-3" office:value-type="float" office:value="78.223770000000002">
            <text:p>78.22377</text:p>
          </table:table-cell>
          <table:table-cell table:style-name="ACE-3" office:value-type="float" office:value="22.972079999999998">
            <text:p>22.97208</text:p>
          </table:table-cell>
          <table:table-cell table:style-name="ACE-3" office:value-type="float" office:value="3765">
            <text:p>376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199999999999999">
            <text:p>11.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Huml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400</text:p>
          </table:table-cell>
          <table:table-cell table:style-name="ACE-3" office:value-type="float" office:value="78.189099999999996">
            <text:p>78.1891</text:p>
          </table:table-cell>
          <table:table-cell table:style-name="ACE-3" office:value-type="float" office:value="22.99691">
            <text:p>22.99691</text:p>
          </table:table-cell>
          <table:table-cell table:style-name="ACE-3" office:value-type="float" office:value="10325">
            <text:p>1032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445">
            <text:p>944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599999999999994">
            <text:p>67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615">
            <text:p>961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5355">
            <text:p>53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.600000000000001">
            <text:p>19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38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75">
            <text:p>97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6000000000000001">
            <text:p>1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54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55">
            <text:p>6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54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3605">
            <text:p>360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2835">
            <text:p>283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2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3640">
            <text:p>36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4680">
            <text:p>46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.300000000000001">
            <text:p>17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0.800000000000001">
            <text:p>30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5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880">
            <text:p>788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6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595">
            <text:p>95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257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295">
            <text:p>92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6.899999999999999">
            <text:p>46.9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78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575">
            <text:p>957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0.299999999999997">
            <text:p>6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80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945">
            <text:p>694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10981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950">
            <text:p>69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3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10025">
            <text:p>1002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8.5">
            <text:p>88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3I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8.5">
            <text:p>88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4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105">
            <text:p>910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0.299999999999997">
            <text:p>60.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5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8870">
            <text:p>887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.5">
            <text:p>5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6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905">
            <text:p>790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.700000000000003">
            <text:p>39.7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7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6170">
            <text:p>617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.800000000000001">
            <text:p>26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18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4475">
            <text:p>44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89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9645">
            <text:p>964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3.5">
            <text:p>6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app_Zieh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690</text:p>
          </table:table-cell>
          <table:table-cell table:style-name="ACE-3" office:value-type="float" office:value="78.549999999999997">
            <text:p>78.55</text:p>
          </table:table-cell>
          <table:table-cell table:style-name="ACE-3" office:value-type="float" office:value="21.960000000000001">
            <text:p>21.96</text:p>
          </table:table-cell>
          <table:table-cell table:style-name="ACE-3" office:value-type="float" office:value="7435">
            <text:p>743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SC-303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7.5">
            <text:p>9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6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5.5">
            <text:p>55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6760">
            <text:p>67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5">
            <text:p>41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8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5240">
            <text:p>52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5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2620">
            <text:p>26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699999999999999">
            <text:p>14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460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750">
            <text:p>7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opul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6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4400">
            <text:p>44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8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2150">
            <text:p>21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.7999999999999998">
            <text:p>7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29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3110">
            <text:p>3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5">
            <text:p>13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0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3970">
            <text:p>3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1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8080">
            <text:p>80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733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5850">
            <text:p>58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100000000000001">
            <text:p>34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Kongs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3907</text:p>
          </table:table-cell>
          <table:table-cell table:style-name="ACE-3" office:value-type="float" office:value="78.887699999999995">
            <text:p>78.8877</text:p>
          </table:table-cell>
          <table:table-cell table:style-name="ACE-3" office:value-type="float" office:value="29.241">
            <text:p>29.241</text:p>
          </table:table-cell>
          <table:table-cell table:style-name="ACE-3" office:value-type="float" office:value="9180">
            <text:p>918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5.5">
            <text:p>85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8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Sorkapp_Land-1</text:p>
          </table:table-cell>
          <table:table-cell table:style-name="ACE-3" office:value-type="float" office:value="76.796899999999994">
            <text:p>76.7969</text:p>
          </table:table-cell>
          <table:table-cell table:style-name="ACE-3" office:value-type="float" office:value="15.953099999999999">
            <text:p>15.9531</text:p>
          </table:table-cell>
          <table:table-cell table:style-name="ACE-3" office:value-type="float" office:value="12900">
            <text:p>1290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n_a</text:p>
          </table:table-cell>
          <table:table-cell table:style-name="ACE-3" office:value-type="string">
            <text:p>n_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2</text:p>
          </table:table-cell>
          <table:table-cell table:style-name="ACE-3" office:value-type="float" office:value="76.793000000000006">
            <text:p>76.793</text:p>
          </table:table-cell>
          <table:table-cell table:style-name="ACE-3" office:value-type="float" office:value="15.9445">
            <text:p>15.9445</text:p>
          </table:table-cell>
          <table:table-cell table:style-name="ACE-3" office:value-type="float" office:value="10300">
            <text:p>1030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.5">
            <text:p>16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5</text:p>
          </table:table-cell>
          <table:table-cell table:style-name="ACE-3" office:value-type="float" office:value="76.752300000000005">
            <text:p>76.7523</text:p>
          </table:table-cell>
          <table:table-cell table:style-name="ACE-3" office:value-type="float" office:value="15.977600000000001">
            <text:p>15.9776</text:p>
          </table:table-cell>
          <table:table-cell table:style-name="ACE-3" office:value-type="float" office:value="8745">
            <text:p>874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ubmarine peat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6</text:p>
          </table:table-cell>
          <table:table-cell table:style-name="ACE-3" office:value-type="float" office:value="76.800299999999993">
            <text:p>76.8003</text:p>
          </table:table-cell>
          <table:table-cell table:style-name="ACE-3" office:value-type="float" office:value="15.8354">
            <text:p>15.8354</text:p>
          </table:table-cell>
          <table:table-cell table:style-name="ACE-3" office:value-type="float" office:value="4335">
            <text:p>433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og of Pill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08</text:p>
          </table:table-cell>
          <table:table-cell table:style-name="ACE-3" office:value-type="float" office:value="76.750699999999995">
            <text:p>76.7507</text:p>
          </table:table-cell>
          <table:table-cell table:style-name="ACE-3" office:value-type="float" office:value="16.027200000000001">
            <text:p>16.0272</text:p>
          </table:table-cell>
          <table:table-cell table:style-name="ACE-3" office:value-type="float" office:value="7450">
            <text:p>745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Root of Pill 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0</text:p>
          </table:table-cell>
          <table:table-cell table:style-name="ACE-3" office:value-type="float" office:value="76.775999999999996">
            <text:p>76.776</text:p>
          </table:table-cell>
          <table:table-cell table:style-name="ACE-3" office:value-type="float" office:value="15.919700000000001">
            <text:p>15.9197</text:p>
          </table:table-cell>
          <table:table-cell table:style-name="ACE-3" office:value-type="float" office:value="9935">
            <text:p>9935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9">
            <text:p>10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2</text:p>
          </table:table-cell>
          <table:table-cell table:style-name="ACE-3" office:value-type="float" office:value="76.747500000000002">
            <text:p>76.7475</text:p>
          </table:table-cell>
          <table:table-cell table:style-name="ACE-3" office:value-type="float" office:value="16.066199999999998">
            <text:p>16.0662</text:p>
          </table:table-cell>
          <table:table-cell table:style-name="ACE-3" office:value-type="float" office:value="9680">
            <text:p>968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2000000000000002">
            <text:p>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5</text:p>
          </table:table-cell>
          <table:table-cell table:style-name="ACE-3" office:value-type="float" office:value="76.864400000000003">
            <text:p>76.8644</text:p>
          </table:table-cell>
          <table:table-cell table:style-name="ACE-3" office:value-type="float" office:value="15.5928">
            <text:p>15.5928</text:p>
          </table:table-cell>
          <table:table-cell table:style-name="ACE-3" office:value-type="float" office:value="6055">
            <text:p>60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7</text:p>
          </table:table-cell>
          <table:table-cell table:style-name="ACE-3" office:value-type="float" office:value="76.866699999999994">
            <text:p>76.8667</text:p>
          </table:table-cell>
          <table:table-cell table:style-name="ACE-3" office:value-type="float" office:value="15.528600000000001">
            <text:p>15.5286</text:p>
          </table:table-cell>
          <table:table-cell table:style-name="ACE-3" office:value-type="float" office:value="685">
            <text:p>68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Whalejaw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019</text:p>
          </table:table-cell>
          <table:table-cell table:style-name="ACE-3" office:value-type="float" office:value="76.802000000000007">
            <text:p>76.802</text:p>
          </table:table-cell>
          <table:table-cell table:style-name="ACE-3" office:value-type="float" office:value="15.8226">
            <text:p>15.8226</text:p>
          </table:table-cell>
          <table:table-cell table:style-name="ACE-3" office:value-type="float" office:value="3305">
            <text:p>330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og of Pillus sp.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0000000000000001">
            <text:p>−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49</text:p>
          </table:table-cell>
          <table:table-cell table:style-name="ACE-3" office:value-type="float" office:value="76.796899999999994">
            <text:p>76.7969</text:p>
          </table:table-cell>
          <table:table-cell table:style-name="ACE-3" office:value-type="float" office:value="15.953099999999999">
            <text:p>15.9531</text:p>
          </table:table-cell>
          <table:table-cell table:style-name="ACE-3" office:value-type="float" office:value="11365">
            <text:p>11365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Shell fragments from beach grave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50</text:p>
          </table:table-cell>
          <table:table-cell table:style-name="ACE-3" office:value-type="float" office:value="76.916200000000003">
            <text:p>76.9162</text:p>
          </table:table-cell>
          <table:table-cell table:style-name="ACE-3" office:value-type="float" office:value="15.693099999999999">
            <text:p>15.6931</text:p>
          </table:table-cell>
          <table:table-cell table:style-name="ACE-3" office:value-type="float" office:value="11200">
            <text:p>1120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Sbell fragments in beacb ridg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rkapp_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Ua-1451</text:p>
          </table:table-cell>
          <table:table-cell table:style-name="ACE-3" office:value-type="float" office:value="76.943299999999994">
            <text:p>76.9433</text:p>
          </table:table-cell>
          <table:table-cell table:style-name="ACE-3" office:value-type="float" office:value="15.9061">
            <text:p>15.9061</text:p>
          </table:table-cell>
          <table:table-cell table:style-name="ACE-3" office:value-type="float" office:value="10675">
            <text:p>10675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Shell fragments from beach grave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SalvigsenElgersma1993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Geomorphology</text:p>
          </table:table-cell>
          <table:table-cell table:style-name="ACE-3" office:value-type="string">
            <text:p>S_Edgeoya-1</text:p>
          </table:table-cell>
          <table:table-cell table:style-name="ACE-3" office:value-type="float" office:value="77.451999999999998">
            <text:p>77.452</text:p>
          </table:table-cell>
          <table:table-cell table:style-name="ACE-3" office:value-type="float" office:value="23.260000000000002">
            <text:p>23.26</text:p>
          </table:table-cell>
          <table:table-cell table:style-name="ACE-3" office:value-type="float" office:value="12600">
            <text:p>1260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TUa-269</text:p>
          </table:table-cell>
          <table:table-cell table:style-name="ACE-3" office:value-type="string">
            <text:p>n_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7.5">
            <text:p>77.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484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4760">
            <text:p>47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699999999999999">
            <text:p>18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485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7965">
            <text:p>79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.200000000000003">
            <text:p>38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1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5300">
            <text:p>53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9230">
            <text:p>923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.700000000000003">
            <text:p>5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1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3725">
            <text:p>37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699999999999999">
            <text:p>12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2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3955">
            <text:p>395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199999999999999">
            <text:p>15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23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2015">
            <text:p>201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7000000000000002">
            <text:p>4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7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7070">
            <text:p>70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.200000000000003">
            <text:p>33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59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8235">
            <text:p>82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.700000000000003">
            <text:p>37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660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240">
            <text:p>12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698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610">
            <text:p>16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7">
            <text:p>1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819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St-2873</text:p>
          </table:table-cell>
          <table:table-cell table:style-name="ACE-3" office:value-type="float" office:value="77.3095">
            <text:p>77.3095</text:p>
          </table:table-cell>
          <table:table-cell table:style-name="ACE-3" office:value-type="float" office:value="22.660889999999998">
            <text:p>22.66089</text:p>
          </table:table-cell>
          <table:table-cell table:style-name="ACE-3" office:value-type="float" office:value="1060">
            <text:p>10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07</text:p>
          </table:table-cell>
          <table:table-cell table:style-name="ACE-3" office:value-type="float" office:value="77.447999999999993">
            <text:p>77.448</text:p>
          </table:table-cell>
          <table:table-cell table:style-name="ACE-3" office:value-type="float" office:value="23.262">
            <text:p>23.262</text:p>
          </table:table-cell>
          <table:table-cell table:style-name="ACE-3" office:value-type="float" office:value="9565">
            <text:p>956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.700000000000003">
            <text:p>73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9908</text:p>
          </table:table-cell>
          <table:table-cell table:style-name="ACE-3" office:value-type="float" office:value="77.445999999999998">
            <text:p>77.446</text:p>
          </table:table-cell>
          <table:table-cell table:style-name="ACE-3" office:value-type="float" office:value="23.259">
            <text:p>23.259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0.700000000000003">
            <text:p>70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outhern_Edgeo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Ua-269</text:p>
          </table:table-cell>
          <table:table-cell table:style-name="ACE-3" office:value-type="float" office:value="77.451999999999998">
            <text:p>77.452</text:p>
          </table:table-cell>
          <table:table-cell table:style-name="ACE-3" office:value-type="float" office:value="23.262">
            <text:p>23.262</text:p>
          </table:table-cell>
          <table:table-cell table:style-name="ACE-3" office:value-type="float" office:value="10640">
            <text:p>106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ondevikEtal1995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4</text:p>
          </table:table-cell>
          <table:table-cell table:style-name="ACE-3" office:value-type="float" office:value="79.413300000000007">
            <text:p>79.4133</text:p>
          </table:table-cell>
          <table:table-cell table:style-name="ACE-3" office:value-type="float" office:value="21.974599999999999">
            <text:p>21.9746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5</text:p>
          </table:table-cell>
          <table:table-cell table:style-name="ACE-3" office:value-type="float" office:value="79.382800000000003">
            <text:p>79.3828</text:p>
          </table:table-cell>
          <table:table-cell table:style-name="ACE-3" office:value-type="float" office:value="22.0959">
            <text:p>22.0959</text:p>
          </table:table-cell>
          <table:table-cell table:style-name="ACE-3" office:value-type="float" office:value="4650">
            <text:p>4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icea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396</text:p>
          </table:table-cell>
          <table:table-cell table:style-name="ACE-3" office:value-type="float" office:value="79.385900000000007">
            <text:p>79.3859</text:p>
          </table:table-cell>
          <table:table-cell table:style-name="ACE-3" office:value-type="float" office:value="22.116599999999998">
            <text:p>22.1166</text:p>
          </table:table-cell>
          <table:table-cell table:style-name="ACE-3" office:value-type="float" office:value="4560">
            <text:p>45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5">
            <text:p>13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2</text:p>
          </table:table-cell>
          <table:table-cell table:style-name="ACE-3" office:value-type="float" office:value="79.417299999999997">
            <text:p>79.4173</text:p>
          </table:table-cell>
          <table:table-cell table:style-name="ACE-3" office:value-type="float" office:value="22.037800000000001">
            <text:p>22.0378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4</text:p>
          </table:table-cell>
          <table:table-cell table:style-name="ACE-3" office:value-type="float" office:value="79.410399999999996">
            <text:p>79.4104</text:p>
          </table:table-cell>
          <table:table-cell table:style-name="ACE-3" office:value-type="float" office:value="22.020499999999998">
            <text:p>22.0205</text:p>
          </table:table-cell>
          <table:table-cell table:style-name="ACE-3" office:value-type="float" office:value="8800">
            <text:p>88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.299999999999997">
            <text:p>49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5</text:p>
          </table:table-cell>
          <table:table-cell table:style-name="ACE-3" office:value-type="float" office:value="79.409099999999995">
            <text:p>79.4091</text:p>
          </table:table-cell>
          <table:table-cell table:style-name="ACE-3" office:value-type="float" office:value="22.017800000000001">
            <text:p>22.0178</text:p>
          </table:table-cell>
          <table:table-cell table:style-name="ACE-3" office:value-type="float" office:value="8780">
            <text:p>87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6.200000000000003">
            <text:p>4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6</text:p>
          </table:table-cell>
          <table:table-cell table:style-name="ACE-3" office:value-type="float" office:value="79.405199999999994">
            <text:p>79.4052</text:p>
          </table:table-cell>
          <table:table-cell table:style-name="ACE-3" office:value-type="float" office:value="22.0352">
            <text:p>22.0352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9.299999999999997">
            <text:p>39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7</text:p>
          </table:table-cell>
          <table:table-cell table:style-name="ACE-3" office:value-type="float" office:value="79.401799999999994">
            <text:p>79.4018</text:p>
          </table:table-cell>
          <table:table-cell table:style-name="ACE-3" office:value-type="float" office:value="22.0364">
            <text:p>22.0364</text:p>
          </table:table-cell>
          <table:table-cell table:style-name="ACE-3" office:value-type="float" office:value="8150">
            <text:p>815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al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4.299999999999997">
            <text:p>34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8</text:p>
          </table:table-cell>
          <table:table-cell table:style-name="ACE-3" office:value-type="float" office:value="79.398700000000005">
            <text:p>79.3987</text:p>
          </table:table-cell>
          <table:table-cell table:style-name="ACE-3" office:value-type="float" office:value="22.042300000000001">
            <text:p>22.0423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.899999999999999">
            <text:p>28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09</text:p>
          </table:table-cell>
          <table:table-cell table:style-name="ACE-3" office:value-type="float" office:value="79.396600000000007">
            <text:p>79.3966</text:p>
          </table:table-cell>
          <table:table-cell table:style-name="ACE-3" office:value-type="float" office:value="22.0825">
            <text:p>22.0825</text:p>
          </table:table-cell>
          <table:table-cell table:style-name="ACE-3" office:value-type="float" office:value="5850">
            <text:p>58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600000000000001">
            <text:p>22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0</text:p>
          </table:table-cell>
          <table:table-cell table:style-name="ACE-3" office:value-type="float" office:value="79.3904">
            <text:p>79.3904</text:p>
          </table:table-cell>
          <table:table-cell table:style-name="ACE-3" office:value-type="float" office:value="22.074000000000002">
            <text:p>22.074</text:p>
          </table:table-cell>
          <table:table-cell table:style-name="ACE-3" office:value-type="float" office:value="5670">
            <text:p>56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.699999999999999">
            <text:p>16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1</text:p>
          </table:table-cell>
          <table:table-cell table:style-name="ACE-3" office:value-type="float" office:value="79.375299999999996">
            <text:p>79.3753</text:p>
          </table:table-cell>
          <table:table-cell table:style-name="ACE-3" office:value-type="float" office:value="22.0932">
            <text:p>22.0932</text:p>
          </table:table-cell>
          <table:table-cell table:style-name="ACE-3" office:value-type="float" office:value="3520">
            <text:p>3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512</text:p>
          </table:table-cell>
          <table:table-cell table:style-name="ACE-3" office:value-type="float" office:value="79.372500000000002">
            <text:p>79.3725</text:p>
          </table:table-cell>
          <table:table-cell table:style-name="ACE-3" office:value-type="float" office:value="22.099399999999999">
            <text:p>22.0994</text:p>
          </table:table-cell>
          <table:table-cell table:style-name="ACE-3" office:value-type="float" office:value="1570">
            <text:p>15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2</text:p>
          </table:table-cell>
          <table:table-cell table:style-name="ACE-3" office:value-type="float" office:value="79.376000000000005">
            <text:p>79.376</text:p>
          </table:table-cell>
          <table:table-cell table:style-name="ACE-3" office:value-type="float" office:value="22.118600000000001">
            <text:p>22.1186</text:p>
          </table:table-cell>
          <table:table-cell table:style-name="ACE-3" office:value-type="float" office:value="2600">
            <text:p>26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nus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3</text:p>
          </table:table-cell>
          <table:table-cell table:style-name="ACE-3" office:value-type="float" office:value="79.376599999999996">
            <text:p>79.3766</text:p>
          </table:table-cell>
          <table:table-cell table:style-name="ACE-3" office:value-type="float" office:value="22.0807">
            <text:p>22.0807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4</text:p>
          </table:table-cell>
          <table:table-cell table:style-name="ACE-3" office:value-type="float" office:value="79.378200000000007">
            <text:p>79.3782</text:p>
          </table:table-cell>
          <table:table-cell table:style-name="ACE-3" office:value-type="float" office:value="22.0778">
            <text:p>22.0778</text:p>
          </table:table-cell>
          <table:table-cell table:style-name="ACE-3" office:value-type="float" office:value="4100">
            <text:p>4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al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.6999999999999993">
            <text:p>9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5</text:p>
          </table:table-cell>
          <table:table-cell table:style-name="ACE-3" office:value-type="float" office:value="79.404799999999994">
            <text:p>79.4048</text:p>
          </table:table-cell>
          <table:table-cell table:style-name="ACE-3" office:value-type="float" office:value="22.029199999999999">
            <text:p>22.0292</text:p>
          </table:table-cell>
          <table:table-cell table:style-name="ACE-3" office:value-type="float" office:value="8770">
            <text:p>877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6</text:p>
          </table:table-cell>
          <table:table-cell table:style-name="ACE-3" office:value-type="float" office:value="79.406099999999995">
            <text:p>79.4061</text:p>
          </table:table-cell>
          <table:table-cell table:style-name="ACE-3" office:value-type="float" office:value="22.016400000000001">
            <text:p>22.0164</text:p>
          </table:table-cell>
          <table:table-cell table:style-name="ACE-3" office:value-type="float" office:value="8890">
            <text:p>889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Piceae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3.799999999999997">
            <text:p>43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7</text:p>
          </table:table-cell>
          <table:table-cell table:style-name="ACE-3" office:value-type="float" office:value="79.415000000000006">
            <text:p>79.415</text:p>
          </table:table-cell>
          <table:table-cell table:style-name="ACE-3" office:value-type="float" office:value="22.0337">
            <text:p>22.0337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Svartknausflya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2699</text:p>
          </table:table-cell>
          <table:table-cell table:style-name="ACE-3" office:value-type="float" office:value="79.386700000000005">
            <text:p>79.3867</text:p>
          </table:table-cell>
          <table:table-cell table:style-name="ACE-3" office:value-type="float" office:value="22.0778">
            <text:p>22.0778</text:p>
          </table:table-cell>
          <table:table-cell table:style-name="ACE-3" office:value-type="float" office:value="4970">
            <text:p>4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.9">
            <text:p>13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alvigsen1978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4865</text:p>
          </table:table-cell>
          <table:table-cell table:style-name="ACE-3" office:value-type="float" office:value="77.808000000000007">
            <text:p>77.808</text:p>
          </table:table-cell>
          <table:table-cell table:style-name="ACE-3" office:value-type="float" office:value="14.279">
            <text:p>14.279</text:p>
          </table:table-cell>
          <table:table-cell table:style-name="ACE-3" office:value-type="float" office:value="11460">
            <text:p>114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Hiatella and My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6</text:p>
          </table:table-cell>
          <table:table-cell table:style-name="ACE-3" office:value-type="float" office:value="77.763000000000005">
            <text:p>77.763</text:p>
          </table:table-cell>
          <table:table-cell table:style-name="ACE-3" office:value-type="float" office:value="14.254">
            <text:p>14.254</text:p>
          </table:table-cell>
          <table:table-cell table:style-name="ACE-3" office:value-type="float" office:value="6620">
            <text:p>662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eaweed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2000000000000002">
            <text:p>6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7</text:p>
          </table:table-cell>
          <table:table-cell table:style-name="ACE-3" office:value-type="float" office:value="77.759">
            <text:p>77.759</text:p>
          </table:table-cell>
          <table:table-cell table:style-name="ACE-3" office:value-type="float" office:value="14.257">
            <text:p>14.257</text:p>
          </table:table-cell>
          <table:table-cell table:style-name="ACE-3" office:value-type="float" office:value="5650">
            <text:p>5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.0999999999999996">
            <text:p>7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8</text:p>
          </table:table-cell>
          <table:table-cell table:style-name="ACE-3" office:value-type="float" office:value="77.783000000000001">
            <text:p>77.783</text:p>
          </table:table-cell>
          <table:table-cell table:style-name="ACE-3" office:value-type="float" office:value="14.206">
            <text:p>14.206</text:p>
          </table:table-cell>
          <table:table-cell table:style-name="ACE-3" office:value-type="float" office:value="9350">
            <text:p>93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.199999999999999">
            <text:p>24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09</text:p>
          </table:table-cell>
          <table:table-cell table:style-name="ACE-3" office:value-type="float" office:value="77.786799999999999">
            <text:p>77.7868</text:p>
          </table:table-cell>
          <table:table-cell table:style-name="ACE-3" office:value-type="float" office:value="14.210800000000001">
            <text:p>14.2108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600000000000001">
            <text:p>27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410</text:p>
          </table:table-cell>
          <table:table-cell table:style-name="ACE-3" office:value-type="float" office:value="77.780000000000001">
            <text:p>77.78</text:p>
          </table:table-cell>
          <table:table-cell table:style-name="ACE-3" office:value-type="float" office:value="14.279999999999999">
            <text:p>14.28</text:p>
          </table:table-cell>
          <table:table-cell table:style-name="ACE-3" office:value-type="float" office:value="11040">
            <text:p>110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.899999999999999">
            <text:p>48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2</text:p>
          </table:table-cell>
          <table:table-cell table:style-name="ACE-3" office:value-type="float" office:value="77.766999999999996">
            <text:p>77.767</text:p>
          </table:table-cell>
          <table:table-cell table:style-name="ACE-3" office:value-type="float" office:value="14.269">
            <text:p>14.269</text:p>
          </table:table-cell>
          <table:table-cell table:style-name="ACE-3" office:value-type="float" office:value="9470">
            <text:p>94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tilus edu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3</text:p>
          </table:table-cell>
          <table:table-cell table:style-name="ACE-3" office:value-type="float" office:value="77.769000000000005">
            <text:p>77.769</text:p>
          </table:table-cell>
          <table:table-cell table:style-name="ACE-3" office:value-type="float" office:value="14.284000000000001">
            <text:p>14.284</text:p>
          </table:table-cell>
          <table:table-cell table:style-name="ACE-3" office:value-type="float" office:value="9450">
            <text:p>945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4</text:p>
          </table:table-cell>
          <table:table-cell table:style-name="ACE-3" office:value-type="float" office:value="77.757999999999996">
            <text:p>77.758</text:p>
          </table:table-cell>
          <table:table-cell table:style-name="ACE-3" office:value-type="float" office:value="14.256">
            <text:p>14.256</text:p>
          </table:table-cell>
          <table:table-cell table:style-name="ACE-3" office:value-type="float" office:value="4930">
            <text:p>49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665</text:p>
          </table:table-cell>
          <table:table-cell table:style-name="ACE-3" office:value-type="float" office:value="77.775999999999996">
            <text:p>77.776</text:p>
          </table:table-cell>
          <table:table-cell table:style-name="ACE-3" office:value-type="float" office:value="14.179">
            <text:p>14.179</text:p>
          </table:table-cell>
          <table:table-cell table:style-name="ACE-3" office:value-type="float" office:value="8390">
            <text:p>8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1">
            <text:p>11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Ytterdalen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-5995</text:p>
          </table:table-cell>
          <table:table-cell table:style-name="ACE-3" office:value-type="float" office:value="77.808000000000007">
            <text:p>77.808</text:p>
          </table:table-cell>
          <table:table-cell table:style-name="ACE-3" office:value-type="float" office:value="14.279">
            <text:p>14.279</text:p>
          </table:table-cell>
          <table:table-cell table:style-name="ACE-3" office:value-type="float" office:value="11280">
            <text:p>112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Hiatella and My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ndvikEtal1987</text:p>
          </table:table-cell>
          <table:table-cell table:number-columns-repeated="240" table:style-name="ACE-3"/>
        </table:table-row>
        <table:table-row table:style-name="AROW-4" table:number-rows-repeated="65345">
          <table:table-cell table:number-columns-repeated="256"/>
        </table:table-row>
        <table:table-row table:style-name="AROW-0" table:number-rows-repeated="11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12">
          <gnm:selection gnm:start-col="3" gnm:start-row="12" gnm:end-col="3" gnm:end-row="1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8T01:21:34Z</dc:date>
    <meta:creation-date>2022-10-27T08:15:17Z</meta:creation-date>
    <meta:generator>gnumeric/1.12.46</meta:generator>
  </office:meta>
</office:document-meta>
</file>